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3333" draw:textarea-vertical-align="middle"/>
    </style:style>
    <style:style style:name="gr5" style:family="graphic" style:parent-style-name="standard">
      <style:graphic-properties draw:stroke="none" draw:fill="none" fo:min-height="5.427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20.4cm" svg:height="2.1cm" svg:x="29.5cm" svg:y="30.4cm">
          <text:p/>
        </draw:rect>
        <draw:rect draw:style-name="gr2" draw:text-style-name="P1" xml:id="id1" draw:id="id1" draw:layer="layout" svg:width="5.1cm" svg:height="1.4cm" svg:x="25.9cm" svg:y="3.5cm">
          <text:p text:style-name="P1">Main.go</text:p>
        </draw:rect>
        <draw:rect draw:style-name="gr2" draw:text-style-name="P1" xml:id="id24" draw:id="id24" draw:layer="layout" svg:width="5.1cm" svg:height="1.4cm" svg:x="37.1cm" svg:y="21.8cm">
          <text:p text:style-name="P1">clientIp</text:p>
        </draw:rect>
        <draw:rect draw:style-name="gr2" draw:text-style-name="P1" xml:id="id2" draw:id="id2" draw:layer="layout" svg:width="5.1cm" svg:height="1.4cm" svg:x="25.8cm" svg:y="6.3cm">
          <text:p text:style-name="P1">_ "strategy_engine/routers"</text:p>
        </draw:rect>
        <draw:rect draw:style-name="gr2" draw:text-style-name="P1" xml:id="id34" draw:id="id34" draw:layer="layout" svg:width="5.1cm" svg:height="1.4cm" svg:x="38.8cm" svg:y="24.6cm">
          <text:p text:style-name="P1">OldestVersionSdk</text:p>
        </draw:rect>
        <draw:rect draw:style-name="gr2" draw:text-style-name="P1" xml:id="id26" draw:id="id26" draw:layer="layout" svg:width="5.1cm" svg:height="1.4cm" svg:x="43.9cm" svg:y="22.1cm">
          <text:p text:style-name="P1">app&amp;dev&amp;package&amp;os&amp;iso</text:p>
        </draw:rect>
        <draw:rect draw:style-name="gr2" draw:text-style-name="P1" xml:id="id27" draw:id="id27" draw:layer="layout" svg:width="5.1cm" svg:height="1.4cm" svg:x="51.4cm" svg:y="22.1cm">
          <text:p text:style-name="P1">Ctx.Request.URL.Query()</text:p>
        </draw:rect>
        <draw:rect draw:style-name="gr2" draw:text-style-name="P1" xml:id="id28" draw:id="id28" draw:layer="layout" svg:width="5.1cm" svg:height="1.4cm" svg:x="45.6cm" svg:y="24.9cm">
          <text:p text:style-name="P1">AdType</text:p>
        </draw:rect>
        <draw:rect draw:style-name="gr2" draw:text-style-name="P1" xml:id="id29" draw:id="id29" draw:layer="layout" svg:width="5.1cm" svg:height="1.4cm" svg:x="53.1cm" svg:y="24.9cm">
          <text:p text:style-name="P1">IsNativeSplash</text:p>
        </draw:rect>
        <draw:rect draw:style-name="gr2" draw:text-style-name="P1" xml:id="id3" draw:id="id3" draw:layer="layout" svg:width="5.1cm" svg:height="1.4cm" svg:x="26cm" svg:y="8.9cm">
          <text:p text:style-name="P1">route.go/init</text:p>
        </draw:rect>
        <draw:rect draw:style-name="gr2" draw:text-style-name="P1" xml:id="id35" draw:id="id35" draw:layer="layout" svg:width="5.1cm" svg:height="1.4cm" svg:x="37.2cm" svg:y="27.6cm">
          <text:p text:style-name="P1">IsFrequency</text:p>
        </draw:rect>
        <draw:rect draw:style-name="gr2" draw:text-style-name="P1" xml:id="id4" draw:id="id4" draw:layer="layout" svg:width="5.1cm" svg:height="1.4cm" svg:x="10.7cm" svg:y="13.3cm">
          <text:p text:style-name="P1">open</text:p>
        </draw:rect>
        <draw:rect draw:style-name="gr2" draw:text-style-name="P1" xml:id="id32" draw:id="id32" draw:layer="layout" svg:width="5.1cm" svg:height="1.4cm" svg:x="27.5cm" svg:y="24.6cm">
          <text:p text:style-name="P1">waterfallRawData</text:p>
        </draw:rect>
        <draw:rect draw:style-name="gr2" draw:text-style-name="P1" xml:id="id33" draw:id="id33" draw:layer="layout" svg:width="5.1cm" svg:height="1.4cm" svg:x="44cm" svg:y="27.9cm">
          <text:p text:style-name="P1">headerBiddingList</text:p>
        </draw:rect>
        <draw:rect draw:style-name="gr2" draw:text-style-name="P1" xml:id="id30" draw:id="id30" draw:layer="layout" svg:width="5.1cm" svg:height="1.4cm" svg:x="51.5cm" svg:y="27.9cm">
          <text:p text:style-name="P1">JsonToString</text:p>
        </draw:rect>
        <draw:rect draw:style-name="gr2" draw:text-style-name="P1" xml:id="id23" draw:id="id23" draw:layer="layout" svg:width="5.1cm" svg:height="1.4cm" svg:x="43.9cm" svg:y="30.7cm">
          <text:p text:style-name="P1">serveJSON</text:p>
        </draw:rect>
        <draw:rect draw:style-name="gr2" draw:text-style-name="P1" xml:id="id7" draw:id="id7" draw:layer="layout" svg:width="5.1cm" svg:height="1.4cm" svg:x="43.6cm" svg:y="13.5cm">
          <text:p text:style-name="P1">adconf</text:p>
        </draw:rect>
        <draw:rect draw:style-name="gr2" draw:text-style-name="P1" draw:layer="layout" svg:width="5.1cm" svg:height="1.4cm" svg:x="20.8cm" svg:y="25.1cm">
          <text:p text:style-name="P1">AdServerAddr</text:p>
        </draw:rect>
        <draw:rect draw:style-name="gr2" draw:text-style-name="P1" xml:id="id6" draw:id="id6" draw:layer="layout" svg:width="5.1cm" svg:height="1.4cm" svg:x="10.7cm" svg:y="18.6cm">
          <text:p text:style-name="P1">AdOpenController.Get</text:p>
        </draw:rect>
        <draw:rect draw:style-name="gr2" draw:text-style-name="P1" xml:id="id17" draw:id="id17" draw:layer="layout" svg:width="5.1cm" svg:height="1.4cm" svg:x="8.2cm" svg:y="27.6cm">
          <text:p text:style-name="P1">serveJSON</text:p>
        </draw:rect>
        <draw:rect draw:style-name="gr2" draw:text-style-name="P1" xml:id="id15" draw:id="id15" draw:layer="layout" svg:width="5.1cm" svg:height="1.4cm" svg:x="2.2cm" svg:y="27.7cm">
          <text:p text:style-name="P1">retcode</text:p>
        </draw:rect>
        <draw:rect draw:style-name="gr2" draw:text-style-name="P1" xml:id="id18" draw:id="id18" draw:layer="layout" svg:width="5.1cm" svg:height="1.4cm" svg:x="43.7cm" svg:y="15.8cm">
          <text:p text:style-name="P1">AdConfController</text:p>
        </draw:rect>
        <draw:rect draw:style-name="gr2" draw:text-style-name="P1" xml:id="id20" draw:id="id20" draw:layer="layout" svg:width="5.1cm" svg:height="1.4cm" svg:x="30.5cm" svg:y="21.9cm">
          <text:p text:style-name="P1">debug_ip</text:p>
        </draw:rect>
        <draw:rect draw:style-name="gr2" draw:text-style-name="P1" xml:id="id19" draw:id="id19" draw:layer="layout" svg:width="5.1cm" svg:height="1.4cm" svg:x="43.7cm" svg:y="18.2cm">
          <text:p text:style-name="P1">AdConfController.Get</text:p>
        </draw:rect>
        <draw:rect draw:style-name="gr2" draw:text-style-name="P1" xml:id="id5" draw:id="id5" draw:layer="layout" svg:width="5.1cm" svg:height="1.4cm" svg:x="10.6cm" svg:y="16.1cm">
          <text:p text:style-name="P1">AdOpenController</text:p>
        </draw:rect>
        <draw:rect draw:style-name="gr2" draw:text-style-name="P1" xml:id="id9" draw:id="id9" draw:layer="layout" svg:width="5.1cm" svg:height="1.4cm" svg:x="7.7cm" svg:y="22cm">
          <text:p text:style-name="P1">clientIp</text:p>
        </draw:rect>
        <draw:rect draw:style-name="gr2" draw:text-style-name="P1" xml:id="id8" draw:id="id8" draw:layer="layout" svg:width="5.1cm" svg:height="1.4cm" svg:x="1.5cm" svg:y="22cm">
          <text:p text:style-name="P1">debug_ip</text:p>
        </draw:rect>
        <draw:rect draw:style-name="gr2" draw:text-style-name="P1" xml:id="id12" draw:id="id12" draw:layer="layout" svg:width="5.1cm" svg:height="1.4cm" svg:x="1.9cm" svg:y="24.8cm">
          <text:p text:style-name="P1">testDevices</text:p>
        </draw:rect>
        <draw:rect draw:style-name="gr2" draw:text-style-name="P1" xml:id="id10" draw:id="id10" draw:layer="layout" svg:width="5.1cm" svg:height="1.4cm" svg:x="13.5cm" svg:y="22.1cm">
          <text:p text:style-name="P1">Dev ids&amp;os</text:p>
        </draw:rect>
        <draw:rect draw:style-name="gr2" draw:text-style-name="P1" xml:id="id11" draw:id="id11" draw:layer="layout" svg:width="5.1cm" svg:height="1.4cm" svg:x="19.6cm" svg:y="22.1cm">
          <text:p text:style-name="P1">appuuid&amp;name&amp;iso</text:p>
        </draw:rect>
        <draw:rect draw:style-name="gr2" draw:text-style-name="P1" xml:id="id13" draw:id="id13" draw:layer="layout" svg:width="5.1cm" svg:height="1.4cm" svg:x="7.8cm" svg:y="25cm">
          <text:p text:style-name="P1">geoByIpOrIso</text:p>
        </draw:rect>
        <draw:rect draw:style-name="gr2" draw:text-style-name="P1" xml:id="id14" draw:id="id14" draw:layer="layout" svg:width="5.1cm" svg:height="1.4cm" svg:x="14.3cm" svg:y="25.1cm">
          <text:p text:style-name="P1">ue ca</text:p>
        </draw:rect>
        <draw:connector draw:style-name="gr3" draw:text-style-name="P1" draw:layer="layout" draw:type="line" svg:x1="28.45cm" svg:y1="4.9cm" svg:x2="28.35cm" svg:y2="6.3cm" draw:start-shape="id1" draw:start-glue-point="2" draw:end-shape="id2" draw:end-glue-point="0" svg:d="M28450 4900l-100 1400">
          <text:p/>
        </draw:connector>
        <draw:connector draw:style-name="gr3" draw:text-style-name="P1" draw:layer="layout" draw:type="line" svg:x1="28.35cm" svg:y1="7.7cm" svg:x2="28.55cm" svg:y2="8.9cm" draw:start-shape="id2" draw:start-glue-point="2" draw:end-shape="id3" draw:end-glue-point="0" svg:d="M28350 7700l200 1200">
          <text:p/>
        </draw:connector>
        <draw:connector draw:style-name="gr3" draw:text-style-name="P1" draw:layer="layout" draw:type="line" svg:x1="28.55cm" svg:y1="10.3cm" svg:x2="13.25cm" svg:y2="13.3cm" draw:start-shape="id3" draw:start-glue-point="2" draw:end-shape="id4" draw:end-glue-point="0" svg:d="M28550 10300l-15300 3000">
          <text:p/>
        </draw:connector>
        <draw:connector draw:style-name="gr3" draw:text-style-name="P1" draw:layer="layout" draw:type="line" svg:x1="13.25cm" svg:y1="14.7cm" svg:x2="13.15cm" svg:y2="16.1cm" draw:start-shape="id4" draw:start-glue-point="2" draw:end-shape="id5" draw:end-glue-point="0" svg:d="M13250 14700l-100 1400">
          <text:p/>
        </draw:connector>
        <draw:connector draw:style-name="gr3" draw:text-style-name="P1" draw:layer="layout" draw:type="line" svg:x1="13.15cm" svg:y1="17.5cm" svg:x2="13.25cm" svg:y2="18.6cm" draw:start-shape="id5" draw:start-glue-point="2" draw:end-shape="id6" draw:end-glue-point="0" svg:d="M13150 17500l100 1100">
          <text:p/>
        </draw:connector>
        <draw:connector draw:style-name="gr3" draw:text-style-name="P1" draw:layer="layout" draw:type="line" svg:x1="28.55cm" svg:y1="10.3cm" svg:x2="46.15cm" svg:y2="13.5cm" draw:start-shape="id3" draw:start-glue-point="2" draw:end-shape="id7" draw:end-glue-point="0" svg:d="M28550 10300l17600 3200">
          <text:p/>
        </draw:connector>
        <draw:connector draw:style-name="gr3" draw:text-style-name="P1" draw:layer="layout" draw:type="line" svg:x1="13.25cm" svg:y1="20cm" svg:x2="4.05cm" svg:y2="22cm" draw:start-shape="id6" draw:start-glue-point="2" draw:end-shape="id8" draw:end-glue-point="0" svg:d="M13250 20000l-9200 2000">
          <text:p/>
        </draw:connector>
        <draw:connector draw:style-name="gr3" draw:text-style-name="P1" draw:layer="layout" draw:type="line" svg:x1="13.25cm" svg:y1="20cm" svg:x2="10.25cm" svg:y2="22cm" draw:start-shape="id6" draw:start-glue-point="2" draw:end-shape="id9" draw:end-glue-point="0" svg:d="M13250 20000l-3000 2000">
          <text:p/>
        </draw:connector>
        <draw:connector draw:style-name="gr3" draw:text-style-name="P1" draw:layer="layout" draw:type="line" svg:x1="13.25cm" svg:y1="20cm" svg:x2="16.05cm" svg:y2="22.1cm" draw:start-shape="id6" draw:start-glue-point="2" draw:end-shape="id10" draw:end-glue-point="0" svg:d="M13250 20000l2800 2100">
          <text:p/>
        </draw:connector>
        <draw:connector draw:style-name="gr3" draw:text-style-name="P1" draw:layer="layout" draw:type="line" svg:x1="13.25cm" svg:y1="20cm" svg:x2="22.15cm" svg:y2="22.1cm" draw:start-shape="id6" draw:start-glue-point="2" draw:end-shape="id11" draw:end-glue-point="0" svg:d="M13250 20000l8900 2100">
          <text:p/>
        </draw:connector>
        <draw:connector draw:style-name="gr3" draw:text-style-name="P1" draw:layer="layout" draw:type="line" svg:x1="13.25cm" svg:y1="20cm" svg:x2="4.45cm" svg:y2="24.8cm" draw:start-shape="id6" draw:start-glue-point="2" draw:end-shape="id12" draw:end-glue-point="0" svg:d="M13250 20000l-8800 4800">
          <text:p/>
        </draw:connector>
        <draw:connector draw:style-name="gr3" draw:text-style-name="P1" draw:layer="layout" draw:type="line" svg:x1="13.25cm" svg:y1="20cm" svg:x2="10.35cm" svg:y2="25cm" draw:start-shape="id6" draw:start-glue-point="2" draw:end-shape="id13" draw:end-glue-point="0" svg:d="M13250 20000l-2900 5000">
          <text:p/>
        </draw:connector>
        <draw:connector draw:style-name="gr3" draw:text-style-name="P1" draw:layer="layout" draw:type="line" svg:x1="13.25cm" svg:y1="20cm" svg:x2="16.85cm" svg:y2="25.1cm" draw:start-shape="id6" draw:start-glue-point="2" draw:end-shape="id14" draw:end-glue-point="0" svg:d="M13250 20000l3600 5100">
          <text:p/>
        </draw:connector>
        <draw:connector draw:style-name="gr3" draw:text-style-name="P1" draw:layer="layout" draw:type="line" svg:x1="13.25cm" svg:y1="20cm" svg:x2="4.75cm" svg:y2="27.7cm" draw:start-shape="id6" draw:start-glue-point="2" draw:end-shape="id15" draw:end-glue-point="0" svg:d="M13250 20000l-8500 7700">
          <text:p/>
        </draw:connector>
        <draw:connector draw:style-name="gr3" draw:text-style-name="P1" xml:id="id16" draw:id="id16" draw:layer="layout" draw:type="line" svg:x1="13.25cm" svg:y1="20cm" svg:x2="13.25cm" svg:y2="20cm" draw:start-shape="id6" draw:start-glue-point="2" draw:end-shape="id6" draw:end-glue-point="2" svg:d="M13250 20000z">
          <text:p/>
        </draw:connector>
        <draw:connector draw:style-name="gr3" draw:text-style-name="P1" draw:layer="layout" draw:type="line" svg:x1="13.25cm" svg:y1="20cm" svg:x2="10.75cm" svg:y2="27.6cm" draw:start-shape="id16" draw:start-glue-point="0" draw:end-shape="id17" draw:end-glue-point="0" svg:d="M13250 20000l-2500 7600">
          <text:p/>
        </draw:connector>
        <draw:connector draw:style-name="gr3" draw:text-style-name="P1" draw:layer="layout" draw:type="line" svg:x1="46.15cm" svg:y1="14.9cm" svg:x2="46.25cm" svg:y2="15.8cm" draw:start-shape="id7" draw:start-glue-point="2" draw:end-shape="id18" draw:end-glue-point="0" svg:d="M46150 14900l100 900">
          <text:p/>
        </draw:connector>
        <draw:connector draw:style-name="gr3" draw:text-style-name="P1" draw:layer="layout" draw:type="line" svg:x1="46.25cm" svg:y1="17.2cm" svg:x2="46.25cm" svg:y2="18.2cm" draw:start-shape="id18" draw:start-glue-point="2" draw:end-shape="id19" draw:end-glue-point="0" svg:d="M46250 17200v1000">
          <text:p/>
        </draw:connector>
        <draw:connector draw:style-name="gr3" draw:text-style-name="P1" draw:layer="layout" draw:type="line" svg:x1="46.25cm" svg:y1="19.6cm" svg:x2="33.05cm" svg:y2="21.9cm" draw:start-shape="id19" draw:start-glue-point="2" draw:end-shape="id20" draw:end-glue-point="0" svg:d="M46250 19600l-13200 2300">
          <text:p/>
        </draw:connector>
        <draw:rect draw:style-name="gr2" draw:text-style-name="P1" xml:id="id21" draw:id="id21" draw:layer="layout" svg:width="5.1cm" svg:height="1.4cm" svg:x="29.9cm" svg:y="30.8cm">
          <text:p text:style-name="P1">JsonToString</text:p>
        </draw:rect>
        <draw:rect draw:style-name="gr2" draw:text-style-name="P1" xml:id="id22" draw:id="id22" draw:layer="layout" svg:width="5.1cm" svg:height="1.4cm" svg:x="37.4cm" svg:y="30.8cm">
          <text:p text:style-name="P1">DefaultMapStringToJson</text:p>
        </draw:rect>
        <draw:rect draw:style-name="gr2" draw:text-style-name="P1" xml:id="id31" draw:id="id31" draw:layer="layout" svg:width="5.1cm" svg:height="1.4cm" svg:x="30.5cm" svg:y="27.9cm">
          <text:p text:style-name="P1">IsRefresh</text:p>
        </draw:rect>
        <draw:connector draw:style-name="gr3" draw:text-style-name="P1" draw:layer="layout" draw:type="line" svg:x1="46.25cm" svg:y1="19.6cm" svg:x2="32.45cm" svg:y2="30.8cm" draw:start-shape="id19" draw:start-glue-point="2" draw:end-shape="id21" draw:end-glue-point="0" svg:d="M46250 19600l-13800 11200">
          <text:p/>
        </draw:connector>
        <draw:connector draw:style-name="gr3" draw:text-style-name="P1" draw:layer="layout" draw:type="line" svg:x1="46.25cm" svg:y1="19.6cm" svg:x2="39.95cm" svg:y2="30.8cm" draw:start-shape="id19" draw:start-glue-point="2" draw:end-shape="id22" draw:end-glue-point="0" svg:d="M46250 19600l-6300 11200">
          <text:p/>
        </draw:connector>
        <draw:connector draw:style-name="gr3" draw:text-style-name="P1" draw:layer="layout" draw:type="line" svg:x1="46.25cm" svg:y1="19.6cm" svg:x2="46.45cm" svg:y2="30.7cm" draw:start-shape="id19" draw:start-glue-point="2" draw:end-shape="id23" svg:d="M46250 19600l200 11100">
          <text:p/>
        </draw:connector>
        <draw:connector draw:style-name="gr3" draw:text-style-name="P1" draw:layer="layout" draw:type="line" svg:x1="46.25cm" svg:y1="19.6cm" svg:x2="39.65cm" svg:y2="21.8cm" draw:start-shape="id19" draw:start-glue-point="2" draw:end-shape="id24" draw:end-glue-point="0" svg:d="M46250 19600l-6600 2200">
          <text:p/>
        </draw:connector>
        <draw:rect draw:style-name="gr4" draw:text-style-name="P1" xml:id="id25" draw:id="id25" draw:layer="layout" svg:width="5.1cm" svg:height="1.4cm" svg:x="37.5cm" svg:y="34.8cm">
          <text:p text:style-name="P1">json.Marshal</text:p>
        </draw:rect>
        <draw:connector draw:style-name="gr3" draw:text-style-name="P1" draw:layer="layout" draw:type="line" svg:x1="32.45cm" svg:y1="32.2cm" svg:x2="40.05cm" svg:y2="34.8cm" draw:start-shape="id21" draw:start-glue-point="2" draw:end-shape="id25" draw:end-glue-point="0" svg:d="M32450 32200l7600 2600">
          <text:p/>
        </draw:connector>
        <draw:connector draw:style-name="gr3" draw:text-style-name="P1" draw:layer="layout" draw:type="line" svg:x1="39.95cm" svg:y1="32.2cm" svg:x2="40.05cm" svg:y2="34.8cm" draw:start-shape="id22" draw:start-glue-point="2" draw:end-shape="id25" draw:end-glue-point="0" svg:d="M39950 32200l100 2600">
          <text:p/>
        </draw:connector>
        <draw:connector draw:style-name="gr3" draw:text-style-name="P1" draw:layer="layout" draw:type="line" svg:x1="46.45cm" svg:y1="32.1cm" svg:x2="40.05cm" svg:y2="34.8cm" draw:start-shape="id23" draw:start-glue-point="2" draw:end-shape="id25" draw:end-glue-point="0" svg:d="M46450 32100l-6400 2700">
          <text:p/>
        </draw:connector>
        <draw:connector draw:style-name="gr3" draw:text-style-name="P1" draw:layer="layout" draw:type="line" svg:x1="46.25cm" svg:y1="19.6cm" svg:x2="46.45cm" svg:y2="22.1cm" draw:start-shape="id19" draw:start-glue-point="2" draw:end-shape="id26" svg:d="M46250 19600l200 2500">
          <text:p/>
        </draw:connector>
        <draw:connector draw:style-name="gr3" draw:text-style-name="P1" draw:layer="layout" draw:type="line" svg:x1="46.25cm" svg:y1="19.6cm" svg:x2="53.95cm" svg:y2="22.1cm" draw:start-shape="id19" draw:start-glue-point="2" draw:end-shape="id27" draw:end-glue-point="0" svg:d="M46250 19600l7700 2500">
          <text:p/>
        </draw:connector>
        <draw:connector draw:style-name="gr3" draw:text-style-name="P1" draw:layer="layout" draw:type="line" svg:x1="46.25cm" svg:y1="19.6cm" svg:x2="45.6cm" svg:y2="25.6cm" draw:start-shape="id19" draw:start-glue-point="2" draw:end-shape="id28" svg:d="M46250 19600l-650 6000">
          <text:p/>
        </draw:connector>
        <draw:connector draw:style-name="gr3" draw:text-style-name="P1" draw:layer="layout" draw:type="line" svg:x1="46.25cm" svg:y1="19.6cm" svg:x2="55.65cm" svg:y2="24.9cm" draw:start-shape="id19" draw:start-glue-point="2" draw:end-shape="id29" draw:end-glue-point="0" svg:d="M46250 19600l9400 5300">
          <text:p/>
        </draw:connector>
        <draw:connector draw:style-name="gr3" draw:text-style-name="P1" draw:layer="layout" draw:type="line" svg:x1="46.25cm" svg:y1="19.6cm" svg:x2="54.05cm" svg:y2="27.9cm" draw:start-shape="id19" draw:start-glue-point="2" draw:end-shape="id30" draw:end-glue-point="0" svg:d="M46250 19600l7800 8300">
          <text:p/>
        </draw:connector>
        <draw:connector draw:style-name="gr3" draw:text-style-name="P1" draw:layer="layout" draw:type="line" svg:x1="46.25cm" svg:y1="19.6cm" svg:x2="33.05cm" svg:y2="27.9cm" draw:start-shape="id19" draw:start-glue-point="2" draw:end-shape="id31" draw:end-glue-point="0" svg:d="M46250 19600l-13200 8300">
          <text:p/>
        </draw:connector>
        <draw:connector draw:style-name="gr3" draw:text-style-name="P1" draw:layer="layout" draw:type="line" svg:x1="46.25cm" svg:y1="19.6cm" svg:x2="30.05cm" svg:y2="24.6cm" draw:start-shape="id19" draw:start-glue-point="2" draw:end-shape="id32" draw:end-glue-point="0" svg:d="M46250 19600l-16200 5000">
          <text:p/>
        </draw:connector>
        <draw:connector draw:style-name="gr3" draw:text-style-name="P1" draw:layer="layout" draw:type="line" svg:x1="46.25cm" svg:y1="19.6cm" svg:x2="46.55cm" svg:y2="27.9cm" draw:start-shape="id19" draw:end-shape="id33" svg:d="M46250 19600l300 8300">
          <text:p/>
        </draw:connector>
        <draw:connector draw:style-name="gr3" draw:text-style-name="P1" draw:layer="layout" draw:type="line" svg:x1="46.25cm" svg:y1="19.6cm" svg:x2="41.35cm" svg:y2="24.6cm" draw:start-shape="id19" draw:start-glue-point="2" draw:end-shape="id34" draw:end-glue-point="0" svg:d="M46250 19600l-4900 5000">
          <text:p/>
        </draw:connector>
        <draw:connector draw:style-name="gr3" draw:text-style-name="P1" draw:layer="layout" draw:type="line" svg:x1="46.25cm" svg:y1="19.6cm" svg:x2="39.75cm" svg:y2="27.6cm" draw:start-shape="id19" draw:start-glue-point="2" draw:end-shape="id35" draw:end-glue-point="0" svg:d="M46250 19600l-6500 8000">
          <text:p/>
        </draw:connector>
        <draw:frame draw:style-name="gr5" xml:id="id36" draw:id="id36" draw:layer="layout" svg:width="4.185cm" svg:height="5.677cm" svg:x="51.815cm" svg:y="30.2cm">
          <draw:text-box>
            <text:p>1原生,</text:p>
            <text:p><text:s/>2插屏, </text:p>
            <text:p>3开屏, </text:p>
            <text:p>4横幅, </text:p>
            <text:p>5激励视频, </text:p>
            <text:p>6积分墙</text:p>
          </draw:text-box>
        </draw:frame>
        <draw:connector draw:style-name="gr6" draw:text-style-name="P1" draw:layer="layout" draw:type="curve" svg:x1="50.7cm" svg:y1="25.6cm" svg:x2="51.815cm" svg:y2="33.038cm" draw:start-shape="id28" draw:start-glue-point="1" draw:end-shape="id36" svg:d="M50700 25600c837 0 280 7438 1115 7438">
          <text:p/>
        </draw:connector>
        <draw:rect draw:style-name="gr2" draw:text-style-name="P1" xml:id="id37" draw:id="id37" draw:layer="layout" svg:width="5.1cm" svg:height="1.4cm" svg:x="33.122cm" svg:y="24.7cm">
          <text:p text:style-name="P1">testModeRecord</text:p>
        </draw:rect>
        <draw:connector draw:style-name="gr3" draw:text-style-name="P1" draw:layer="layout" draw:type="line" svg:x1="46.25cm" svg:y1="19.6cm" svg:x2="35.672cm" svg:y2="24.7cm" draw:start-shape="id19" draw:start-glue-point="2" draw:end-shape="id37" draw:end-glue-point="0" svg:d="M46250 19600l-10578 5100">
          <text:p/>
        </draw:connector>
        <draw:connector draw:style-name="gr3" draw:text-style-name="P1" draw:layer="layout" draw:type="line" svg:x1="35.672cm" svg:y1="26.1cm" svg:x2="30.45cm" svg:y2="38.2cm" draw:start-shape="id37" draw:start-glue-point="2" draw:end-shape="id38" draw:end-glue-point="0" svg:d="M35672 26100l-5222 12100">
          <text:p/>
        </draw:connector>
        <draw:rect draw:style-name="gr2" draw:text-style-name="P1" xml:id="id38" draw:id="id38" draw:layer="layout" svg:width="5.1cm" svg:height="1.4cm" svg:x="27.9cm" svg:y="38.2cm">
          <text:p text:style-name="P1">getTestModeNetworkPlacementList</text:p>
        </draw:rect>
        <draw:rect draw:style-name="gr2" draw:text-style-name="P1" xml:id="id39" draw:id="id39" draw:layer="layout" svg:width="5.1cm" svg:height="1.4cm" svg:x="10.6cm" svg:y="37.4cm">
          <text:p text:style-name="P1">isTestModel</text:p>
        </draw:rect>
        <draw:connector draw:style-name="gr3" draw:text-style-name="P1" draw:layer="layout" draw:type="line" svg:x1="35.672cm" svg:y1="26.1cm" svg:x2="13.15cm" svg:y2="37.4cm" draw:start-shape="id37" draw:start-glue-point="2" draw:end-shape="id39" draw:end-glue-point="0" svg:d="M35672 26100l-22522 11300">
          <text:p/>
        </draw:connector>
        <draw:connector draw:style-name="gr3" draw:text-style-name="P1" draw:layer="layout" draw:type="line" svg:x1="13.15cm" svg:y1="38.8cm" svg:x2="5.45cm" svg:y2="43.1cm" draw:start-shape="id39" draw:start-glue-point="2" draw:end-shape="id40" draw:end-glue-point="0" svg:d="M13150 38800l-7700 4300">
          <text:p/>
        </draw:connector>
        <draw:connector draw:style-name="gr3" draw:text-style-name="P1" draw:layer="layout" draw:type="line" svg:x1="30.45cm" svg:y1="39.6cm" svg:x2="26.55cm" svg:y2="43.5cm" draw:start-shape="id38" draw:start-glue-point="2" draw:end-shape="id41" draw:end-glue-point="0" svg:d="M30450 39600l-3900 3900">
          <text:p/>
        </draw:connector>
        <draw:rect draw:style-name="gr2" draw:text-style-name="P1" xml:id="id41" draw:id="id41" draw:layer="layout" svg:width="5.1cm" svg:height="1.4cm" svg:x="24cm" svg:y="43.5cm">
          <text:p text:style-name="P1">GetTestModeAdUnitUuid</text:p>
        </draw:rect>
        <draw:rect draw:style-name="gr2" draw:text-style-name="P1" xml:id="id42" draw:id="id42" draw:layer="layout" svg:width="5.1cm" svg:height="1.4cm" svg:x="32.1cm" svg:y="43.4cm">
          <text:p text:style-name="P1">GetWaterfall</text:p>
        </draw:rect>
        <draw:connector draw:style-name="gr3" draw:text-style-name="P1" draw:layer="layout" draw:type="line" svg:x1="30.45cm" svg:y1="39.6cm" svg:x2="34.65cm" svg:y2="43.4cm" draw:start-shape="id38" draw:start-glue-point="2" draw:end-shape="id42" draw:end-glue-point="0" svg:d="M30450 39600l4200 3800">
          <text:p/>
        </draw:connector>
        <draw:rect draw:style-name="gr2" draw:text-style-name="P1" xml:id="id43" draw:id="id43" draw:layer="layout" svg:width="5.1cm" svg:height="1.4cm" svg:x="39.5cm" svg:y="43.5cm">
          <text:p text:style-name="P1">NetworkPlacementList</text:p>
        </draw:rect>
        <draw:connector draw:style-name="gr3" draw:text-style-name="P1" draw:layer="layout" draw:type="line" svg:x1="30.45cm" svg:y1="39.6cm" svg:x2="42.05cm" svg:y2="43.5cm" draw:start-shape="id38" draw:start-glue-point="2" draw:end-shape="id43" draw:end-glue-point="0" svg:d="M30450 39600l11600 3900">
          <text:p/>
        </draw:connector>
        <draw:rect draw:style-name="gr2" draw:text-style-name="P1" xml:id="id40" draw:id="id40" draw:layer="layout" svg:width="5.1cm" svg:height="1.4cm" svg:x="2.9cm" svg:y="43.1cm">
          <text:p text:style-name="P1">appUuid</text:p>
        </draw:rect>
        <draw:rect draw:style-name="gr2" draw:text-style-name="P1" xml:id="id44" draw:id="id44" draw:layer="layout" svg:width="5.1cm" svg:height="1.4cm" svg:x="9.9cm" svg:y="43.1cm">
          <text:p text:style-name="P1">deviceUuid</text:p>
        </draw:rect>
        <draw:rect draw:style-name="gr2" draw:text-style-name="P1" xml:id="id45" draw:id="id45" draw:layer="layout" svg:width="5.1cm" svg:height="1.4cm" svg:x="5.7cm" svg:y="46.1cm">
          <text:p text:style-name="P1">testModeRecordUuid</text:p>
        </draw:rect>
        <draw:rect draw:style-name="gr2" draw:text-style-name="P1" xml:id="id46" draw:id="id46" draw:layer="layout" svg:width="5.1cm" svg:height="1.4cm" svg:x="16.3cm" svg:y="46cm">
          <text:p>ExistsTestModeRecord</text:p>
        </draw:rect>
        <draw:connector draw:style-name="gr3" draw:text-style-name="P1" draw:layer="layout" draw:type="line" svg:x1="13.15cm" svg:y1="38.8cm" svg:x2="12.45cm" svg:y2="43.1cm" draw:start-shape="id39" draw:start-glue-point="2" draw:end-shape="id44" draw:end-glue-point="0" svg:d="M13150 38800l-700 4300">
          <text:p/>
        </draw:connector>
        <draw:connector draw:style-name="gr3" draw:text-style-name="P1" draw:layer="layout" draw:type="line" svg:x1="5.45cm" svg:y1="44.5cm" svg:x2="8.25cm" svg:y2="46.1cm" draw:start-shape="id40" draw:start-glue-point="2" draw:end-shape="id45" draw:end-glue-point="0" svg:d="M5450 44500l2800 1600">
          <text:p/>
        </draw:connector>
        <draw:connector draw:style-name="gr3" draw:text-style-name="P1" draw:layer="layout" draw:type="line" svg:x1="12.45cm" svg:y1="44.5cm" svg:x2="8.25cm" svg:y2="46.1cm" draw:start-shape="id44" draw:start-glue-point="2" draw:end-shape="id45" draw:end-glue-point="0" svg:d="M12450 44500l-4200 1600">
          <text:p/>
        </draw:connector>
        <draw:connector draw:style-name="gr3" draw:text-style-name="P1" draw:layer="layout" draw:type="line" svg:x1="13.15cm" svg:y1="38.8cm" svg:x2="18.85cm" svg:y2="46cm" draw:start-shape="id39" draw:start-glue-point="2" draw:end-shape="id46" draw:end-glue-point="0" svg:d="M13150 38800l5700 7200">
          <text:p/>
        </draw:connector>
        <draw:rect draw:style-name="gr2" draw:text-style-name="P1" xml:id="id47" draw:id="id47" draw:layer="layout" svg:width="5.1cm" svg:height="1.4cm" svg:x="10.5cm" svg:y="49.8cm">
          <text:p>TestModeRecord</text:p>
        </draw:rect>
        <draw:connector draw:style-name="gr3" draw:text-style-name="P1" draw:layer="layout" draw:type="line" svg:x1="8.25cm" svg:y1="47.5cm" svg:x2="13.05cm" svg:y2="49.8cm" draw:start-shape="id45" draw:start-glue-point="2" draw:end-shape="id47" draw:end-glue-point="0" svg:d="M8250 47500l4800 2300">
          <text:p/>
        </draw:connector>
        <draw:connector draw:style-name="gr3" draw:text-style-name="P1" draw:layer="layout" draw:type="line" svg:x1="18.85cm" svg:y1="47.4cm" svg:x2="13.05cm" svg:y2="49.8cm" draw:start-shape="id46" draw:start-glue-point="2" draw:end-shape="id47" draw:end-glue-point="0" svg:d="M18850 47400l-5800 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25T10:24:09.19</meta:creation-date>
    <dc:date>2021-11-05T10:08:50.53</dc:date>
    <meta:editing-duration>PT15H50M</meta:editing-duration>
    <meta:editing-cycles>19</meta:editing-cycles>
    <meta:generator>OpenOffice/4.1.10$Win32 OpenOffice.org_project/4110m2$Build-9807</meta:generator>
    <meta:document-statistic meta:object-count="98"/>
  </office:meta>
</office:document-meta>
</file>